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MySQL dump 10.16 <text:s/>Distrib 10.1.35-MariaDB, for Linux (x86_64)<text:line-break/>--<text:line-break/>-- Host: localhost <text:s text:c="3"/>Database: bsg2<text:line-break/>-- ------------------------------------------------------<text:line-break/>-- Server version<text:tab/>10.1.35-MariaDB<text:line-break/><text:line-break/>/*!40101 SET @OLD_CHARACTER_SET_CLIENT=@@CHARACTER_SET_CLIENT */;<text:line-break/>/*!40101 SET @OLD_CHARACTER_SET_RESULTS=@@CHARACTER_SET_RESULTS */;<text:line-break/>/*!40101 SET @OLD_COLLATION_CONNECTION=@@COLLATION_CONNECTION */;<text:line-break/>/*!40101 SET NAMES utf8 */;<text:line-break/>/*!40103 SET @OLD_TIME_ZONE=@@TIME_ZONE */;<text:line-break/>/*!40103 SET TIME_ZONE='+00:00' */;<text:line-break/>/*!40014 SET @OLD_UNIQUE_CHECKS=@@UNIQUE_CHECKS, UNIQUE_CHECKS=0 */;<text:line-break/>/*!40014 SET @OLD_FOREIGN_KEY_CHECKS=@@FOREIGN_KEY_CHECKS, FOREIGN_KEY_CHECKS=0 */;<text:line-break/>/*!40101 SET @OLD_SQL_MODE=@@SQL_MODE, SQL_MODE='NO_AUTO_VALUE_ON_ZERO' */;<text:line-break/>/*!40111 SET @OLD_SQL_NOTES=@@SQL_NOTES, SQL_NOTES=0 */;<text:line-break/><text:line-break/>--<text:line-break/>-- Table structure for table `genre`<text:line-break/>--<text:line-break/><text:line-break/>DROP TABLE IF EXISTS `genre`;<text:line-break/>/*!40101 SET @saved_cs_client <text:s text:c="4"/>= @@character_set_client */;<text:line-break/>/*!40101 SET character_set_client = utf8 */;<text:line-break/>CREATE TABLE `genre` (<text:line-break/> <text:s/>`genre_id` int(11) NOT NULL AUTO_INCREMENT,<text:line-break/> <text:s/>`genre_name` varchar(255) NOT NULL,<text:line-break/> <text:s/>PRIMARY KEY (`genre_id`),<text:line-break/> <text:s/>UNIQUE KEY `genre_name` (`genre_name`)<text:line-break/>) ENGINE=InnoDB AUTO_INCREMENT=5 DEFAULT CHARSET=latin1;<text:line-break/>/*!40101 SET character_set_client = @saved_cs_client */;<text:line-break/><text:line-break/>--<text:line-break/>-- Dumping data for table `genre`<text:line-break/>--<text:line-break/><text:line-break/>LOCK TABLES `genre` WRITE;<text:line-break/>/*!40000 ALTER TABLE `genre` DISABLE KEYS */;<text:line-break/>INSERT INTO `genre` VALUES (1,'Action'),(2,'Adventure'),(3,'Party'),(4,'Sport');<text:line-break/>/*!40000 ALTER TABLE `genre` ENABLE KEYS */;<text:line-break/>UNLOCK TABLES;<text:line-break/><text:line-break/>--<text:line-break/>-- Table structure for table `bsg_cert_people`<text:line-break/>--<text:line-break/><text:line-break/>DROP TABLE IF EXISTS `bsg_cert_people`;<text:line-break/><text:soft-page-break/>/*!40101 SET @saved_cs_client <text:s text:c="4"/>= @@character_set_client */;<text:line-break/>/*!40101 SET character_set_client = utf8 */;<text:line-break/>CREATE TABLE `bsg_cert_people` (<text:line-break/> <text:s/>`cid` int(11) NOT NULL DEFAULT '0',<text:line-break/> <text:s/>`pid` int(11) NOT NULL DEFAULT '0',<text:line-break/> <text:s/>`certification_date` date NOT NULL,<text:line-break/> <text:s/>PRIMARY KEY (`cid`,`pid`),<text:line-break/> <text:s/>KEY `pid` (`pid`),<text:line-break/> <text:s/>CONSTRAINT `bsg_cert_people_ibfk_1` FOREIGN KEY (`cid`) REFERENCES `bsg_cert` (`certification_id`),<text:line-break/> <text:s/>CONSTRAINT `bsg_cert_people_ibfk_2` FOREIGN KEY (`pid`) REFERENCES `bsg_people` (`character_id`)<text:line-break/>) ENGINE=InnoDB DEFAULT CHARSET=latin1;<text:line-break/>/*!40101 SET character_set_client = @saved_cs_client */;<text:line-break/><text:line-break/>--<text:line-break/>-- Dumping data for table `bsg_cert_people`<text:line-break/>--<text:line-break/><text:line-break/>LOCK TABLES `bsg_cert_people` WRITE;<text:line-break/>/*!40000 ALTER TABLE `bsg_cert_people` DISABLE KEYS */;<text:line-break/>INSERT INTO `bsg_cert_people` VALUES (1,1,'0000-00-00'),(1,2,'0000-00-00'),(2,1,'0000-00-00'),(2,2,'0000-00-00'),(3,1,'0000-00-00'),(3,6,'0000-00-00'),(4,1,'0000-00-00'),(4,6,'0000-00-00');<text:line-break/>/*!40000 ALTER TABLE `bsg_cert_people` ENABLE KEYS */;<text:line-break/>UNLOCK TABLES;<text:line-break/><text:line-break/>--<text:line-break/>-- Table structure for table `games`<text:line-break/>--<text:line-break/><text:line-break/>DROP TABLE IF EXISTS `games`;<text:line-break/>/*!40101 SET @saved_cs_client <text:s text:c="4"/>= @@character_set_client */;<text:line-break/>/*!40101 SET character_set_client = utf8 */;<text:line-break/>CREATE TABLE `games` (<text:line-break/> <text:s/>`game_id` int(11) NOT NULL AUTO_INCREMENT,<text:line-break/> <text:s/>`game_name` varchar(255) NOT NULL,<text:line-break/> <text:s/>`game_release_date` varchar(255) DEFAULT NULL,<text:line-break/> <text:s/>`game_genre` int(11) DEFAULT NULL,<text:line-break/> <text:s/>`game_rating` varchar(255) DEFAULT NULL,<text:line-break/> <text:s/>`game_version` varchar(5) DEFAULT NULL,<text:line-break/> <text:s/>`game_creators` varchar(100) DEFAULT NULL,<text:line-break/> <text:s/>PRIMARY KEY (`game_id`),<text:line-break/> <text:s/>KEY `game_genre` (`game_genre`),<text:line-break/> <text:s/>CONSTRAINT `games_ibfk_1` FOREIGN KEY (`game_genre`) REFERENCES `genre` (`genre_id`) ON DELETE SET NULL ON UPDATE CASCADE<text:line-break/>) ENGINE=InnoDB AUTO_INCREMENT=21 DEFAULT CHARSET=latin1;<text:line-break/>/*!40101 SET character_set_client = @saved_cs_client */;<text:line-break/><text:line-break/>--<text:line-break/><text:soft-page-break/>-- Dumping data for table `games`<text:line-break/>--<text:line-break/><text:line-break/>LOCK TABLES `games` WRITE;<text:line-break/>/*!40000 ALTER TABLE `games` DISABLE KEYS */;<text:line-break/>INSERT INTO `games` VALUES (1,'Assassins Creed','11-03-2017',1,'M','1.0', 'N/A'),(2,'Spider-Man','01-01-2019',1,'T','1.0', 'N/A');<text:line-break/>/*!40000 ALTER TABLE `games` ENABLE KEYS */;<text:line-break/>UNLOCK TABLES;<text:line-break/><text:line-break/><text:line-break/>--<text:line-break/>-- Table structure for table `audiences`<text:line-break/>--<text:line-break/><text:line-break/>DROP TABLE IF EXISTS `audiences`;<text:line-break/>/*!40101 SET @saved_cs_client <text:s text:c="4"/>= @@character_set_client */;<text:line-break/>/*!40101 SET character_set_client = utf8 */;<text:line-break/>CREATE TABLE `audiences` (<text:line-break/> <text:s/>`audience_id` int(11) NOT NULL AUTO_INCREMENT,<text:line-break/> <text:s/>`audience_age_range_min` varchar(255) DEFAULT 0,<text:line-break/> <text:s/>`audience_age_range_max` varchar(255) DEFAULT 100,<text:line-break/> <text:s/>`audience_location_country` varchar(255) DEFAULT NULL,<text:line-break/> <text:s/>`audience_location_state` varchar(255) DEFAULT NULL,<text:line-break/> <text:s/>`audience_gender` int(11) DEFAULT NULL,<text:line-break/> <text:s/>PRIMARY KEY (`audience_id`),<text:line-break/> <text:s/>KEY `audience_gender` (`audience_gender`),<text:line-break/> <text:s/>CONSTRAINT `audiences_ibfk_1` FOREIGN KEY (`audience_gender`) REFERENCES `gender` (`gender_id`) ON DELETE SET NULL ON UPDATE CASCADE<text:line-break/>) ENGINE=InnoDB AUTO_INCREMENT=21 DEFAULT CHARSET=latin1;<text:line-break/>/*!40101 SET character_set_client = @saved_cs_client */;<text:line-break/><text:line-break/>--<text:line-break/>-- Dumping data for table `audiences`<text:line-break/>--<text:line-break/><text:line-break/>LOCK TABLES `audiences` WRITE;<text:line-break/>/*!40000 ALTER TABLE `audiences` DISABLE KEYS */;<text:line-break/>INSERT INTO `audiences` VALUES (1,20,40,'USA','Texas', 1),(2,5,10,'USA',NULL, 1);<text:line-break/>/*!40000 ALTER TABLE `audiences` ENABLE KEYS */;<text:line-break/>UNLOCK TABLES;<text:line-break/><text:line-break/>--<text:line-break/>-- Table structure for table `gender`<text:line-break/>--<text:line-break/><text:line-break/>DROP TABLE IF EXISTS `gender`;<text:line-break/>/*!40101 SET @saved_cs_client <text:s text:c="4"/>= @@character_set_client */;<text:line-break/>/*!40101 SET character_set_client = utf8 */;<text:line-break/><text:soft-page-break/>CREATE TABLE `gender` (<text:line-break/> <text:s/>`gender_id` int(11) NOT NULL AUTO_INCREMENT,<text:line-break/> <text:s/>`gender_name` varchar(255) NOT NULL,<text:line-break/> <text:s/>PRIMARY KEY (`gender_id`),<text:line-break/> <text:s/>UNIQUE KEY `gender_name` (`gender_name`)<text:line-break/>) ENGINE=InnoDB AUTO_INCREMENT=5 DEFAULT CHARSET=latin1;<text:line-break/>/*!40101 SET character_set_client = @saved_cs_client */;<text:line-break/><text:line-break/>--<text:line-break/>-- Dumping data for table `gender`<text:line-break/>--<text:line-break/><text:line-break/>LOCK TABLES `gender` WRITE;<text:line-break/>/*!40000 ALTER TABLE `gender` DISABLE KEYS */;<text:line-break/>INSERT INTO `gender` VALUES (1,'All'),(2,'Male'),(3,'Female'),(4,'Non-binary'),(5,'Other');<text:line-break/>/*!40000 ALTER TABLE `gender` ENABLE KEYS */;<text:line-break/>UNLOCK TABLES;<text:line-break/><text:line-break/><text:line-break/><text:line-break/>--<text:line-break/>-- Table structure for table `hardware`<text:line-break/>--<text:line-break/><text:line-break/>DROP TABLE IF EXISTS `hardware`;<text:line-break/>/*!40101 SET @saved_cs_client <text:s text:c="4"/>= @@character_set_client */;<text:line-break/>/*!40101 SET character_set_client = utf8 */;<text:line-break/>CREATE TABLE `hardware` (<text:line-break/> <text:s/>`hardware_id` int(11) NOT NULL AUTO_INCREMENT,<text:line-break/> <text:s/>`hardware_platform` varchar(255) DEFAULT NULL,<text:line-break/> <text:s/>`hardware_game_cartridge` varchar(255) DEFAULT NULL,<text:line-break/> <text:s/>`hardware_controls` varchar(255) DEFAULT NULL,<text:line-break/> <text:s/>PRIMARY KEY (`hardware_id`)<text:line-break/>) ENGINE=InnoDB AUTO_INCREMENT=23 DEFAULT CHARSET=latin1;<text:line-break/>/*!40101 SET character_set_client = @saved_cs_client */;<text:line-break/><text:line-break/>--<text:line-break/>-- Dumping data for table `hardware`<text:line-break/>--<text:line-break/><text:line-break/>LOCK TABLES `hardware` WRITE;<text:line-break/>/*!40000 ALTER TABLE `hardware` DISABLE KEYS */;<text:line-break/>INSERT INTO `hardware` VALUES (1,'Wii','DVD','Wii Remote'),(2,'Computer','CD','Mouse'),(3,'PS4','DVD','Controls');<text:line-break/>/*!40000 ALTER TABLE `hardware` ENABLE KEYS */;<text:line-break/>UNLOCK TABLES;<text:line-break/><text:line-break/>DROP TABLE IF EXISTS `platform`;<text:line-break/>/*!40101 SET @saved_cs_client <text:s text:c="4"/>= @@character_set_client */;<text:line-break/><text:soft-page-break/>/*!40101 SET character_set_client = utf8 */;<text:line-break/>CREATE TABLE `platform` (<text:line-break/> <text:s/>`platform_id` int(11) NOT NULL AUTO_INCREMENT,<text:line-break/> <text:s/>`platform_name` varchar(255) NOT NULL,<text:line-break/> <text:s/>PRIMARY KEY (`platform_id`),<text:line-break/> <text:s/>UNIQUE KEY `platform_name` (`platform_name`)<text:line-break/>) ENGINE=InnoDB AUTO_INCREMENT=5 DEFAULT CHARSET=latin1;<text:line-break/>/*!40101 SET character_set_client = @saved_cs_client */;<text:line-break/><text:line-break/>--<text:line-break/>-- Dumping data for table `platform`<text:line-break/>--<text:line-break/><text:line-break/>LOCK TABLES `platform` WRITE;<text:line-break/>/*!40000 ALTER TABLE `platform` DISABLE KEYS */;<text:line-break/>INSERT INTO `platform` VALUES (1,'Wii'),(2,'Computer'),(3,'PS4'),(4,'Wii Switch');<text:line-break/>/*!40000 ALTER TABLE `platform` ENABLE KEYS */;<text:line-break/>UNLOCK TABLES;<text:line-break/><text:line-break/>DROP TABLE IF EXISTS `controls`;<text:line-break/>/*!40101 SET @saved_cs_client <text:s text:c="4"/>= @@character_set_client */;<text:line-break/>/*!40101 SET character_set_client = utf8 */;<text:line-break/>CREATE TABLE `controls` (<text:line-break/> <text:s/>`control_id` int(11) NOT NULL AUTO_INCREMENT,<text:line-break/> <text:s/>`control_name` varchar(255) NOT NULL,<text:line-break/> <text:s/>PRIMARY KEY (`control_id`),<text:line-break/> <text:s/>UNIQUE KEY `control_name` (`control_name`)<text:line-break/>) ENGINE=InnoDB AUTO_INCREMENT=5 DEFAULT CHARSET=latin1;<text:line-break/>/*!40101 SET character_set_client = @saved_cs_client */;<text:line-break/><text:line-break/>--<text:line-break/>-- Dumping data for table `controls`<text:line-break/>--<text:line-break/><text:line-break/>LOCK TABLES `controls` WRITE;<text:line-break/>/*!40000 ALTER TABLE `controls` DISABLE KEYS */;<text:line-break/>INSERT INTO `controls` VALUES (1,'Wii Controller'),(2,'Keyboard'),(3,'Mouse'),(4,'Joy Stick');<text:line-break/>/*!40000 ALTER TABLE `controls` ENABLE KEYS */;<text:line-break/>UNLOCK TABLES;<text:line-break/><text:line-break/><text:line-break/>DROP TABLE IF EXISTS `bsg_planets`;<text:line-break/>/*!40101 SET @saved_cs_client <text:s text:c="4"/>= @@character_set_client */;<text:line-break/>/*!40101 SET character_set_client = utf8 */;<text:line-break/>CREATE TABLE `bsg_planets` (<text:line-break/> <text:s/>`planet_id` int(11) NOT NULL AUTO_INCREMENT,<text:line-break/> <text:s/>`name` varchar(255) NOT NULL,<text:line-break/> <text:s/>`population` bigint(20) DEFAULT NULL,<text:line-break/> <text:s/>`language` varchar(255) DEFAULT NULL,<text:line-break/><text:soft-page-break/> <text:s/>`capital` varchar(255) DEFAULT NULL,<text:line-break/> <text:s/>PRIMARY KEY (`planet_id`),<text:line-break/> <text:s/>UNIQUE KEY `name` (`name`)<text:line-break/>) ENGINE=InnoDB AUTO_INCREMENT=23 DEFAULT CHARSET=latin1;<text:line-break/>/*!40101 SET character_set_client = @saved_cs_client */;<text:line-break/><text:line-break/>--<text:line-break/>-- Dumping data for table `bsg_planets`<text:line-break/>--<text:line-break/><text:line-break/>LOCK TABLES `bsg_planets` WRITE;<text:line-break/>/*!40000 ALTER TABLE `bsg_planets` DISABLE KEYS */;<text:line-break/>INSERT INTO `bsg_planets` VALUES (1,'Action',2800000000,'Old Gemenese','Oranu'),(2,'Adventure',2600000000,'Leonese','Luminere'),(3,'Action-Adventure',4900000000,'Caprican','Caprica City'),(7,'Party',1700000000,NULL,'Tawa'),(16,'Puzzle',25000,NULL,NULL),(17,'Strategy',6700000000,NULL,'Hades');<text:line-break/>/*!40000 ALTER TABLE `bsg_planets` ENABLE KEYS */;<text:line-break/>UNLOCK TABLES;<text:line-break/><text:line-break/>--<text:line-break/>-- Table structure for table `bsg_spaceship`<text:line-break/>--<text:line-break/><text:line-break/>DROP TABLE IF EXISTS `bsg_spaceship`;<text:line-break/>/*!40101 SET @saved_cs_client <text:s text:c="4"/>= @@character_set_client */;<text:line-break/>/*!40101 SET character_set_client = utf8 */;<text:line-break/>CREATE TABLE `bsg_spaceship` (<text:line-break/> <text:s/>`id` int(11) NOT NULL AUTO_INCREMENT,<text:line-break/> <text:s/>`name` varchar(255) NOT NULL,<text:line-break/> <text:s/>`seperate_saucer_section` bit(1) DEFAULT b'0',<text:line-break/> <text:s/>`length` int(11) NOT NULL,<text:line-break/> <text:s/>PRIMARY KEY (`id`)<text:line-break/>) ENGINE=InnoDB AUTO_INCREMENT=7 DEFAULT CHARSET=utf8;<text:line-break/>/*!40101 SET character_set_client = @saved_cs_client */;<text:line-break/><text:line-break/>--<text:line-break/>-- Dumping data for table `bsg_spaceship`<text:line-break/>--<text:line-break/><text:line-break/>LOCK TABLES `bsg_spaceship` WRITE;<text:line-break/>/*!40000 ALTER TABLE `bsg_spaceship` DISABLE KEYS */;<text:line-break/>INSERT INTO `bsg_spaceship` VALUES (1,'t1','#',0),(2,'t2','#',0),(3,'t2','#',0),(4,'t3','#',0),(5,'t4','\0',0),(6,'t5','#',0);<text:line-break/>/*!40000 ALTER TABLE `bsg_spaceship` ENABLE KEYS */;<text:line-break/>UNLOCK TABLES;<text:line-break/>/*!40103 SET TIME_ZONE=@OLD_TIME_ZONE */;<text:line-break/><text:line-break/>/*!40101 SET SQL_MODE=@OLD_SQL_MODE */;<text:line-break/>/*!40014</text:p>
      <text:p text:style-name="Standard"><text:soft-page-break/><text:s/>SET FOREIGN_KEY_CHECKS=@OLD_FOREIGN_KEY_CHECKS */;<text:line-break/>/*!40014 SET UNIQUE_CHECKS=@OLD_UNIQUE_CHECKS */;<text:line-break/>/*!40101 SET CHARACTER_SET_CLIENT=@OLD_CHARACTER_SET_CLIENT */;<text:line-break/>/*!40101 SET CHARACTER_SET_RESULTS=@OLD_CHARACTER_SET_RESULTS */;<text:line-break/>/*!40101 SET COLLATION_CONNECTION=@OLD_COLLATION_CONNECTION */;<text:line-break/>/*!40111 SET SQL_NOTES=@OLD_SQL_NOTES */;<text:line-break/><text:line-break/>-- Dump completed on 2018-10-28 13:23:54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12T23:30:52.33</meta:creation-date>
    <meta:document-statistic meta:table-count="0" meta:image-count="0" meta:object-count="0" meta:page-count="7" meta:paragraph-count="2" meta:word-count="1086" meta:character-count="10282"/>
    <dc:date>2019-06-12T23:32:26.24</dc:date>
    <meta:editing-duration>PT1M34S</meta:editing-duration>
    <meta:editing-cycles>1</meta:editing-cycles>
    <meta:generator>OpenOffice/4.1.6$Win32 OpenOffice.org_project/416m1$Build-9790</meta:generator>
  </office:meta>
</office:document-meta>
</file>